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stroke-dash="Fine_20_Dotted" svg:stroke-width="0.2cm" svg:stroke-color="#33cc66" draw:marker-start-width="0.5cm" draw:marker-end-width="0.5cm" draw:fill="solid" draw:fill-color="#3deb3d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6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ff9966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7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99ccff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marker-start-width="0.275cm" draw:marker-end="Arrow" draw:marker-end-width="0.375cm" draw:textarea-horizontal-align="center" draw:textarea-vertical-align="middle"/>
    </style:style>
    <style:style style:name="gr15" style:family="graphic" style:parent-style-name="standard">
      <style:graphic-properties svg:stroke-width="0.2cm" svg:stroke-color="#008080" draw:marker-start-width="0.5cm" draw:marker-end-width="0.5cm" draw:fill="solid" draw:fill-color="#008080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gr1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fiocruz-2009-10-title">
      <style:graphic-properties draw:fill-color="#ffffff" draw:auto-grow-height="true" fo:min-height="3.177cm"/>
    </style:style>
    <style:style style:name="pr2" style:family="presentation" style:parent-style-name="fiocruz-2009-10-subtitle">
      <style:graphic-properties draw:fill-color="#ffffff" draw:auto-grow-height="true" fo:min-height="5.08cm"/>
    </style:style>
    <style:style style:name="pr3" style:family="presentation" style:parent-style-name="fiocruz-2009-10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fiocruz-2009-10-title">
      <style:graphic-properties draw:auto-grow-height="true" fo:min-height="3.177cm"/>
    </style:style>
    <style:style style:name="pr5" style:family="presentation" style:parent-style-name="fiocruz-2009-10-notes">
      <style:graphic-properties draw:fill-color="#ffffff" fo:min-height="11.181cm"/>
    </style:style>
    <style:style style:name="pr6" style:family="presentation" style:parent-style-name="fiocruz-2009-10-title">
      <style:graphic-properties fo:min-height="2.926cm"/>
    </style:style>
    <style:style style:name="pr7" style:family="presentation" style:parent-style-name="fiocruz-2009-10-outline1">
      <style:graphic-properties fo:min-height="12.32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48pt" fo:text-shadow="1pt 1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cm" fo:margin-right="0cm" fo:text-indent="0cm"/>
      <style:text-properties fo:font-family="'Nimbus Sans L'" style:font-family-generic="swiss" style:font-pitch="variable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family="'Nimbus Sans L'" style:font-family-generic="swiss" style:font-pitch="variabl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solid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0">
        <office:forms form:automatic-focus="false" form:apply-design-mode="false"/>
        <draw:custom-shape draw:style-name="gr1" draw:text-style-name="P1" draw:layer="layout" svg:width="18.798cm" svg:height="4.323cm" svg:x="3.387cm" svg:y="5.08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1.166cm" svg:height="1.781cm" svg:x="2.752cm" svg:y="10.707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2.86cm" svg:height="3.177cm" svg:x="1.27cm" svg:y="3.98cm" presentation:class="title" presentation:user-transformed="true">
          <draw:text-box>
            <text:p text:style-name="P2"><text:span text:style-name="T1">REBRAC</text:span></text:p>
          </draw:text-box>
        </draw:frame>
        <draw:frame presentation:style-name="pr2" draw:text-style-name="P4" draw:layer="layout" svg:width="22.86cm" svg:height="5.08cm" svg:x="1.27cm" svg:y="7.19cm" presentation:class="subtitle" presentation:user-transformed="true">
          <draw:text-box>
            <text:p text:style-name="P2"><text:span text:style-name="T2">Reunião Fiocruz</text:span><text:span text:style-name="T2"><text:line-break/></text:span><text:span text:style-name="T2">18 e 19 de novembro de 2009</text:span></text:p>
          </draw:text-box>
        </draw:frame>
        <draw:frame draw:style-name="gr3" draw:text-style-name="P5" draw:layer="layout" svg:width="19.095cm" svg:height="2.792cm" svg:x="0.223cm" svg:y="16.124cm">
          <draw:text-box>
            <text:p text:style-name="P2"><text:span text:style-name="T3">Luciano Ramalho – Consultor</text:span></text:p>
            <text:p text:style-name="P2"><text:span text:style-name="T3">MTI – Gerência Metodologias e Tecnologias de Informação</text:span></text:p>
            <text:p text:style-name="P2"><text:span text:style-name="T3">BIREME/OPAS/OMS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-0.001cm" svg:y="7.937cm" presentation:class="title" presentation:user-transformed="true">
          <draw:text-box>
            <text:p>Requisitos da ICTRP</text:p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5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Pauta para a reunião de nov/2009</text:p>
          </draw:text-box>
        </draw:frame>
        <draw:frame presentation:style-name="pr7" draw:layer="layout" svg:width="22.86cm" svg:height="12.727cm" svg:x="1.27cm" svg:y="4.445cm" presentation:class="outline" presentation:user-transformed="true">
          <draw:text-box>
            <text:list text:style-name="L4">
              <text:list-item>
                <text:p>Apresentação de wireframes</text:p>
              </text:list-item>
              <text:list-item>
                <text:p>Discussão do workflow</text:p>
              </text:list-item>
              <text:list-item>
                <text:p>Discussão de requisitos por papel de usuário</text:p>
              </text:list-item>
              <text:list-item>
                <text:p>Integração <text:span text:style-name="T4">CONEP</text:span> / Plataforma Brasil</text:p>
                <text:list>
                  <text:list-item>
                    <text:p>Interoperabilidade, vocabulários</text:p>
                  </text:list-item>
                </text:list>
              </text:list-item>
              <text:list-item>
                <text:p>Revisão dos campos TRDS</text:p>
              </text:list-item>
              <text:list-item>
                <text:p>Decisão sobre vocabulários controlado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Workflow: fluxo de revisão</text:p>
          </draw:text-box>
        </draw:frame>
        <draw:g>
          <draw:custom-shape draw:style-name="gr5" draw:text-style-name="P7" draw:layer="layout" svg:width="22.139cm" svg:height="3.614cm" svg:x="1.455cm" svg:y="12.89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22.139cm" svg:height="3.76cm" svg:x="1.455cm" svg:y="8.76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2.139cm" svg:height="3.393cm" svg:x="1.456cm" svg:y="5.0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id="id1" draw:layer="layout" svg:width="4.812cm" svg:height="2.434cm" svg:x="9.495cm" svg:y="5.374cm">
            <text:p text:style-name="P7"><text:span text:style-name="T5">draf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id="id2" draw:layer="layout" svg:width="4.812cm" svg:height="2.434cm" svg:x="9.495cm" svg:y="9.522cm">
            <text:p text:style-name="P7"><text:span text:style-name="T5">pend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id="id3" draw:layer="layout" svg:width="4.813cm" svg:height="2.434cm" svg:x="2.757cm" svg:y="9.522cm">
            <text:p text:style-name="P7"><text:span text:style-name="T5">rejec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id="id4" draw:layer="layout" svg:width="4.812cm" svg:height="2.434cm" svg:x="9.495cm" svg:y="13.56cm">
            <text:p text:style-name="P7"><text:span text:style-name="T5">approv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id="id7" draw:layer="layout" svg:width="4.813cm" svg:height="2.434cm" svg:x="17.195cm" svg:y="5.374cm">
            <text:p text:style-name="P7"><text:span text:style-name="T5">star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id="id5" draw:layer="layout" svg:width="4.813cm" svg:height="2.434cm" svg:x="17.195cm" svg:y="9.522cm">
            <text:p text:style-name="P7"><text:span text:style-name="T5">in proc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id="id6" draw:layer="layout" svg:width="4.813cm" svg:height="2.434cm" svg:x="17.195cm" svg:y="13.56cm">
            <text:p text:style-name="P7"><text:span text:style-name="T5">publish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curve" svg:x1="11.901cm" svg:y1="7.808cm" svg:x2="11.9cm" svg:y2="9.522cm" draw:start-shape="id1" draw:end-shape="id2" draw:end-glue-point="4" svg:d="m11901 7808c0 1285-1 429-1 1714">
            <text:p/>
          </draw:connector>
          <draw:connector draw:style-name="gr13" draw:text-style-name="P7" draw:layer="layout" draw:type="curve" svg:x1="9.495cm" svg:y1="10.738cm" svg:x2="7.57cm" svg:y2="10.739cm" draw:start-shape="id2" draw:start-glue-point="6" draw:end-shape="id3" svg:d="m9495 10738c-1444 0-482 1-1925 1">
            <text:p/>
          </draw:connector>
          <draw:connector draw:style-name="gr14" draw:text-style-name="P7" draw:layer="layout" draw:type="curve" svg:x1="11.9cm" svg:y1="11.956cm" svg:x2="11.9cm" svg:y2="13.56cm" draw:start-shape="id2" draw:start-glue-point="8" draw:end-shape="id4" draw:end-glue-point="4" svg:d="m11900 11956v1604">
            <text:p/>
          </draw:connector>
          <draw:connector draw:style-name="gr14" draw:text-style-name="P7" draw:layer="layout" draw:type="curve" svg:x1="19.6cm" svg:y1="11.956cm" svg:x2="19.6cm" svg:y2="13.56cm" draw:start-shape="id5" draw:start-glue-point="8" draw:end-shape="id6" draw:end-glue-point="4" svg:d="m19600 11956v1604">
            <text:p/>
          </draw:connector>
          <draw:connector draw:style-name="gr13" draw:text-style-name="P7" draw:layer="layout" draw:type="curve" svg:x1="5.162cm" svg:y1="9.522cm" svg:x2="9.495cm" svg:y2="6.59cm" draw:start-shape="id3" draw:start-glue-point="4" draw:end-shape="id1" draw:end-glue-point="6" svg:d="m5162 9522c0-1955 1444-2932 4333-2932">
            <text:p/>
          </draw:connector>
          <draw:connector draw:style-name="gr14" draw:text-style-name="P7" draw:layer="layout" draw:type="curve" svg:x1="19.6cm" svg:y1="7.808cm" svg:x2="19.6cm" svg:y2="9.522cm" draw:start-shape="id7" draw:start-glue-point="8" draw:end-shape="id5" draw:end-glue-point="4" svg:d="m19600 7808v1714">
            <text:p/>
          </draw:connector>
        </draw:g>
        <draw:line draw:style-name="gr15" draw:layer="layout" svg:x1="15.875cm" svg:y1="3.81cm" svg:x2="15.875cm" svg:y2="17.145cm">
          <text:p/>
        </draw:line>
        <draw:frame draw:style-name="gr3" draw:layer="layout" svg:width="10.429cm" svg:height="1.013cm" svg:x="3.745cm" svg:y="3.905cm">
          <draw:text-box>
            <text:p>Registro de ensaio em cada idioma</text:p>
          </draw:text-box>
        </draw:frame>
        <draw:frame draw:style-name="gr16" draw:layer="layout" svg:width="6.35cm" svg:height="1.013cm" svg:x="16.91cm" svg:y="3.905cm">
          <draw:text-box>
            <text:p>Registro completo</text:p>
          </draw:text-box>
        </draw:frame>
        <draw:line draw:style-name="gr17" draw:layer="layout" svg:x1="12.7cm" svg:y1="8.255cm" svg:x2="19.05cm" svg:y2="8.89cm">
          <text:p/>
        </draw:line>
        <draw:line draw:style-name="gr17" draw:layer="layout" svg:x1="12.7cm" svg:y1="12.456cm" svg:x2="19.05cm" svg:y2="13.091cm">
          <text:p/>
        </draw:lin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3T1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Perfil do Registrador (Trialist)</text:p>
          </draw:text-box>
        </draw:frame>
        <draw:frame presentation:style-name="pr7" draw:layer="layout" svg:width="22.86cm" svg:height="12.581cm" svg:x="1.27cm" svg:y="4.445cm" presentation:class="outline" presentation:user-transformed="true">
          <draw:text-box>
            <text:list text:style-name="L4">
              <text:list-item>
                <text:p>Criar conta de acesso</text:p>
                <text:list>
                  <text:list-item>
                    <text:p>Dados pessoais mínimos</text:p>
                  </text:list-item>
                  <text:list-item>
                    <text:p><text:span text:style-name="T6">Filiação institucional</text:span></text:p>
                  </text:list-item>
                </text:list>
              </text:list-item>
              <text:list-item>
                <text:p>Login, resgatar senha</text:p>
              </text:list-item>
              <text:list-item>
                <text:p>Dashboard</text:p>
                <text:list>
                  <text:list-item>
                    <text:p>Listas: submissões, questões abertas (issues)</text:p>
                  </text:list-item>
                </text:list>
              </text:list-item>
              <text:list-item>
                <text:p>Alterar senha</text:p>
              </text:list-item>
              <text:list-item>
                <text:p>Definir idioma preferido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Submissão de registro (Trialist)</text:p>
          </draw:text-box>
        </draw:frame>
        <draw:frame presentation:style-name="pr7" draw:layer="layout" svg:width="22.86cm" svg:height="13.223cm" svg:x="1.27cm" svg:y="4.445cm" presentation:class="outline" presentation:user-transformed="true">
          <draw:text-box>
            <text:list text:style-name="L4">
              <text:list-item>
                <text:p>Listar submissões do próprio Registrador</text:p>
              </text:list-item>
              <text:list-item>
                <text:p>Iniciar submissão (idiomas obrigatórios)</text:p>
              </text:list-item>
              <text:list-item>
                <text:p>Visão do status de uma submissão</text:p>
              </text:list-item>
              <text:list-item>
                <text:p>Editar campos em cada idioma</text:p>
              </text:list-item>
              <text:list-item>
                <text:p>Enviar anexos</text:p>
              </text:list-item>
              <text:list-item>
                <text:p>Listar e tratar questões abertas (issues)</text:p>
              </text:list-item>
              <text:list-item>
                <text:p>Enviar dados no formato ICTRP XML</text:p>
              </text:list-item>
              <text:list-item>
                <text:p>Solicitar ajuda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Revisão de registros (Reviewer)</text:p>
          </draw:text-box>
        </draw:frame>
        <draw:frame presentation:style-name="pr7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Login (administrador cria contas)</text:p>
              </text:list-item>
              <text:list-item>
                <text:p>Painel do revisor:</text:p>
                <text:list>
                  <text:list-item>
                    <text:p>submissões não-designadas</text:p>
                  </text:list-item>
                  <text:list-item>
                    <text:p>submissões designadas</text:p>
                  </text:list-item>
                  <text:list-item>
                    <text:p>questões abertas (issues)</text:p>
                  </text:list-item>
                </text:list>
              </text:list-item>
              <text:list-item>
                <text:p>Relatórios gerenciais de submissões</text:p>
              </text:list-item>
              <text:list-item>
                <text:p>Rever submissão e associar questões a nível de campo e registro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Revisão de registros 2 (Reviewer)</text:p>
          </draw:text-box>
        </draw:frame>
        <draw:frame presentation:style-name="pr7" draw:layer="layout" svg:width="22.86cm" svg:height="12.323cm" svg:x="1.27cm" svg:y="4.445cm" presentation:class="outline">
          <draw:text-box>
            <text:list text:style-name="L4">
              <text:list-item>
                <text:p>Rever anexos da submissão</text:p>
              </text:list-item>
              <text:list-item>
                <text:p>Gerenciar verificações off-line</text:p>
                <text:list>
                  <text:list-item>
                    <text:p>nova -&gt; aguardando resposta -&gt; verificada</text:p>
                  </text:list-item>
                </text:list>
              </text:list-item>
              <text:list-item>
                <text:p>Checar tradução</text:p>
                <text:list>
                  <text:list-item>
                    <text:p>Visualização do registro completo com traduções lado a lado</text:p>
                  </text:list-item>
                </text:list>
              </text:list-item>
              <text:list-item>
                <text:p>Verificar histórico de ediçõe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Interface pública (Citizen)</text:p>
          </draw:text-box>
        </draw:frame>
        <draw:frame presentation:style-name="pr7" draw:layer="layout" svg:width="22.86cm" svg:height="14.911cm" svg:x="1.27cm" svg:y="4.445cm" presentation:class="outline" presentation:user-transformed="true">
          <draw:text-box>
            <text:list text:style-name="L4">
              <text:list-item>
                <text:p>Busca básica</text:p>
              </text:list-item>
              <text:list-item>
                <text:p>Busca avançada</text:p>
              </text:list-item>
              <text:list-item>
                <text:p>Baixar registros selecionados</text:p>
              </text:list-item>
              <text:list-item>
                <text:p>Verificar histórico de um registro</text:p>
              </text:list-item>
              <text:list-item>
                <text:p>Baixar arquivos anexos</text:p>
              </text:list-item>
              <text:list-item>
                <text:p>Definir idioma preferido</text:p>
              </text:list-item>
              <text:list-item>
                <text:p>Formulário de contato/feedback/dúvida</text:p>
              </text:list-item>
              <text:list-item>
                <text:p>Consultar FAQ</text:p>
                <text:p/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Administração (Administrator)</text:p>
          </draw:text-box>
        </draw:frame>
        <draw:frame presentation:style-name="pr7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Editar textos de help a nível de campo</text:p>
              </text:list-item>
              <text:list-item>
                <text:p>Editar FAQ</text:p>
              </text:list-item>
              <text:list-item>
                <text:p>Editar vocabulários controlados internos</text:p>
              </text:list-item>
              <text:list-item>
                <text:p>Editar tradução da interface de usuário</text:p>
              </text:list-item>
              <text:list-item>
                <text:p>Gerenciar contas de revisores</text:p>
              </text:list-item>
              <text:list-item>
                <text:p>Relatórios gerenciai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fiocruz-2009-10" style:page-layout-name="PM1" draw:style-name="Mdp1">
      <office:forms form:automatic-focus="false" form:apply-design-mode="false"/>
      <draw:frame presentation:style-name="Mpr1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3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presentation:notes style:page-layout-name="PM0">
        <draw:rect draw:style-name="Mgr3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Slide 1</dc:title>
    <meta:creation-date>2009-10-21T23:55:19</meta:creation-date>
    <meta:editing-cycles>19</meta:editing-cycles>
    <meta:editing-duration>PT10H47M47S</meta:editing-duration>
    <dc:date>2009-11-18T17:14:36</dc:date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